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List_20_Paragraph" style:list-style-name="WWNum1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85227065" text:style-name="WWNum1">
        <text:list-item>
          <text:p text:style-name="P1">A</text:p>
        </text:list-item>
      </text:list>
    </office:text>
  </office:body>
</office:document-content>
</file>

<file path=styles.xml><?xml version="1.0" encoding="utf-8"?>
<office:document-styles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officeooo="http://openoffice.org/2009/office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Calibri" svg:font-family="Calibri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01, 02, 03, ...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Miklos Vajna</meta:initial-creator>
    <dc:creator>Miklos Vajna</dc:creator>
    <meta:editing-cycles>1</meta:editing-cycles>
    <meta:creation-date>2020-03-01T15:05:00</meta:creation-date>
    <dc:date>2020-03-01T15:07:00</dc:date>
    <meta:editing-duration>PT2M</meta:editing-duration>
    <meta:generator>LibreOfficeDev/7.0.0.0.alpha0$Linux_X86_64 LibreOffice_project/2617d6e7552f6da5de6c7fcb22e6d1767bba7483</meta:generator>
    <meta:document-statistic meta:table-count="0" meta:image-count="0" meta:object-count="0" meta:page-count="1" meta:paragraph-count="1" meta:word-count="2" meta:character-count="4" meta:non-whitespace-character-count="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